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2bb5e" officeooo:paragraph-rsid="0002bb5e"/>
    </style:style>
    <style:style style:name="P2" style:family="paragraph" style:parent-style-name="Text_20_body">
      <style:text-properties officeooo:paragraph-rsid="0002bb5e"/>
    </style:style>
    <style:style style:name="P3" style:family="paragraph" style:parent-style-name="Subtitle">
      <style:text-properties officeooo:rsid="001b2e8a" officeooo:paragraph-rsid="00028a87"/>
    </style:style>
    <style:style style:name="P4" style:family="paragraph" style:parent-style-name="Title">
      <style:text-properties officeooo:rsid="001b2e8a" officeooo:paragraph-rsid="00028a87"/>
    </style:style>
    <style:style style:name="P5" style:family="paragraph" style:parent-style-name="List_20_Paragraph">
      <style:paragraph-properties fo:text-align="justify" style:justify-single-word="false"/>
      <style:text-properties officeooo:rsid="001b2e8a" officeooo:paragraph-rsid="0002bb5e"/>
    </style:style>
    <style:style style:name="P6" style:family="paragraph" style:parent-style-name="List_20_Paragraph">
      <style:paragraph-properties fo:text-align="justify" style:justify-single-word="false"/>
      <style:text-properties officeooo:paragraph-rsid="0002bb5e"/>
    </style:style>
    <style:style style:name="P7" style:family="paragraph" style:parent-style-name="List_20_Paragraph">
      <style:text-properties officeooo:paragraph-rsid="0002bb5e" style:font-size-complex="12pt"/>
    </style:style>
    <style:style style:name="P8" style:family="paragraph" style:parent-style-name="List_20_Paragraph">
      <style:text-properties officeooo:rsid="0005e5bc" officeooo:paragraph-rsid="0005e5bc" style:font-size-complex="12pt"/>
    </style:style>
    <style:style style:name="P9" style:family="paragraph" style:parent-style-name="List_20_Paragraph">
      <style:text-properties officeooo:rsid="00097724" officeooo:paragraph-rsid="00097724" style:font-size-complex="12pt"/>
    </style:style>
    <style:style style:name="P10" style:family="paragraph" style:parent-style-name="List_20_Paragraph">
      <style:text-properties officeooo:paragraph-rsid="0002bb5e"/>
    </style:style>
    <style:style style:name="P11" style:family="paragraph" style:parent-style-name="Heading_20_1">
      <style:text-properties officeooo:rsid="0002bb5e" officeooo:paragraph-rsid="0002bb5e"/>
    </style:style>
    <style:style style:name="P12" style:family="paragraph" style:parent-style-name="List_20_Paragraph" style:list-style-name="WWNum5">
      <style:text-properties officeooo:paragraph-rsid="0002bb5e"/>
    </style:style>
    <style:style style:name="P13" style:family="paragraph" style:parent-style-name="List_20_Paragraph" style:list-style-name="WWNum5">
      <style:paragraph-properties fo:text-align="justify" style:justify-single-word="false"/>
      <style:text-properties fo:language="en" fo:country="GB" officeooo:paragraph-rsid="0002bb5e" style:font-size-complex="12pt"/>
    </style:style>
    <style:style style:name="P14" style:family="paragraph" style:parent-style-name="List_20_Paragraph" style:list-style-name="WWNum5">
      <style:paragraph-properties fo:text-align="justify" style:justify-single-word="false"/>
      <style:text-properties officeooo:paragraph-rsid="0002bb5e"/>
    </style:style>
    <style:style style:name="P15" style:family="paragraph" style:parent-style-name="List_20_Paragraph" style:list-style-name="WWNum5">
      <style:paragraph-properties fo:text-align="justify" style:justify-single-word="false"/>
      <style:text-properties officeooo:rsid="00097724" officeooo:paragraph-rsid="00097724"/>
    </style:style>
    <style:style style:name="P16" style:family="paragraph" style:parent-style-name="List_20_Paragraph" style:list-style-name="WWNum5">
      <style:paragraph-properties fo:text-align="justify" style:justify-single-word="false"/>
      <style:text-properties officeooo:rsid="000acd42" officeooo:paragraph-rsid="000acd42"/>
    </style:style>
    <style:style style:name="P17" style:family="paragraph" style:parent-style-name="List_20_Paragraph" style:list-style-name="WWNum5">
      <style:paragraph-properties fo:text-align="justify" style:justify-single-word="false"/>
      <style:text-properties officeooo:rsid="00099309" officeooo:paragraph-rsid="00099309"/>
    </style:style>
    <style:style style:name="P18" style:family="paragraph" style:parent-style-name="List_20_Paragraph" style:list-style-name="WWNum5">
      <style:paragraph-properties fo:margin-left="0cm" fo:margin-right="0cm" fo:text-align="justify" style:justify-single-word="false" fo:text-indent="0cm" style:auto-text-indent="false"/>
      <style:text-properties officeooo:rsid="00099309" officeooo:paragraph-rsid="00099309"/>
    </style:style>
    <style:style style:name="P19" style:family="paragraph" style:parent-style-name="Text_20_body">
      <style:text-properties officeooo:rsid="0002bb5e" officeooo:paragraph-rsid="0002bb5e"/>
    </style:style>
    <style:style style:name="T1" style:family="text">
      <style:text-properties officeooo:rsid="00028a87"/>
    </style:style>
    <style:style style:name="T2" style:family="text">
      <style:text-properties officeooo:rsid="0002bb5e"/>
    </style:style>
    <style:style style:name="T3" style:family="text">
      <style:text-properties officeooo:rsid="0002f802"/>
    </style:style>
    <style:style style:name="T4" style:family="text">
      <style:text-properties officeooo:rsid="0005e5bc"/>
    </style:style>
    <style:style style:name="T5" style:family="text">
      <style:text-properties officeooo:rsid="0007c59f"/>
    </style:style>
    <style:style style:name="T6" style:family="text">
      <style:text-properties officeooo:rsid="000acd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L – Tutorial <text:span text:style-name="T1">5</text:span></text:p>
      <text:p text:style-name="P3">COMP2007</text:p>
      <text:h text:style-name="P11" text:outline-level="1">Scripting:</text:h>
      <text:list xml:id="list1494671121" text:style-name="WWNum5">
        <text:list-item>
          <text:p text:style-name="P13">Consider the parameter passing used by PERL and C. Which one is better and why?</text:p>
        </text:list-item>
      </text:list>
      <text:p text:style-name="P7"/>
      <text:list xml:id="list205428016794629" text:continue-numbering="true" text:style-name="WWNum5">
        <text:list-item>
          <text:p text:style-name="P12">You are part of a committee that is given the task of designing a new procedural programming language. You are expected to contribute to the effort by specifying 3 things you would like to include in the language and 3 things that should under no circumstances be included in the new language. You are also required to explain your feature selection.</text:p>
        </text:list-item>
      </text:list>
      <text:p text:style-name="P7">-<text:span text:style-name="T3">Object orientation</text:span></text:p>
      <text:p text:style-name="P7">-<text:span text:style-name="T3">control structures →</text:span><text:span text:style-name="T5"> loops if, else, case,</text:span></text:p>
      <text:p text:style-name="P7">-<text:span text:style-name="T4">procedures/functions/methods</text:span></text:p>
      <text:p text:style-name="P7">-<text:span text:style-name="T5">Implicit, so when printing it will auto convert strings etc. </text:span><text:span text:style-name="T4">type conversion!!</text:span></text:p>
      <text:p text:style-name="P7"/>
      <text:p text:style-name="P8">DO NOT INCLUDE:</text:p>
      <text:p text:style-name="P8">-arbitrary limits on size → array size, comment length, name lengths etc</text:p>
      <text:p text:style-name="P8">-column requirments → like FORTRAN does</text:p>
      <text:p text:style-name="P8">-<text:span text:style-name="T5">gotos</text:span></text:p>
      <text:p text:style-name="P9">-pass by name</text:p>
      <text:p text:style-name="P9">-pointers… save the users in themselves… Defense in depth, stay away from <text:tab/>memory</text:p>
      <text:p text:style-name="P7"/>
      <text:list xml:id="list205428315851397" text:continue-numbering="true" text:style-name="WWNum5">
        <text:list-item>
          <text:p text:style-name="P14">Compare and contrast the methods for handling arithmetic in a shell scripting language such as csh with that of Ruby.</text:p>
        </text:list-item>
      </text:list>
      <text:p text:style-name="P10"/>
      <text:list xml:id="list205428930595180" text:continue-numbering="true" text:style-name="WWNum5">
        <text:list-item>
          <text:p text:style-name="P14">How does one declare a class instance variable to be Public in Ruby?</text:p>
        </text:list-item>
      </text:list>
      <text:p text:style-name="P6"/>
      <text:list xml:id="list205427736510243" text:continue-numbering="true" text:style-name="WWNum5">
        <text:list-item>
          <text:p text:style-name="P14">Analyze Ruby’s design using the Criteria and Characteristics from Sebesta and the programming principles. Find one example to support each statement about Ruby supporting or not supporting each.</text:p>
          <text:list>
            <text:list-item>
              <text:p text:style-name="P15">Simplicity</text:p>
              <text:list>
                <text:list-item>
                  <text:p text:style-name="P15">yes. Not to much ways to do the same thing</text:p>
                </text:list-item>
                <text:list-item>
                  <text:p text:style-name="P15">Violates it with operator overloading</text:p>
                </text:list-item>
              </text:list>
            </text:list-item>
            <text:list-item>
              <text:p text:style-name="P15">orthogonality</text:p>
              <text:list>
                <text:list-item>
                  <text:p text:style-name="P16">yep allows us to use negative indexes for accessing end of arrays</text:p>
                </text:list-item>
              </text:list>
            </text:list-item>
            <text:list-item>
              <text:p text:style-name="P15">data types</text:p>
              <text:list>
                <text:list-item>
                  <text:p text:style-name="P16">yes has strings, numbers etc.</text:p>
                </text:list-item>
              </text:list>
            </text:list-item>
            <text:list-item>
              <text:p text:style-name="P15">syntax design</text:p>
              <text:list>
                <text:list-item>
                  <text:p text:style-name="P16">yep has keywords</text:p>
                </text:list-item>
                <text:list-item>
                  <text:p text:style-name="P16"><text:soft-page-break/>block structure</text:p>
                </text:list-item>
              </text:list>
            </text:list-item>
            <text:list-item>
              <text:p text:style-name="P15">support for abstraction</text:p>
              <text:list>
                <text:list-item>
                  <text:p text:style-name="P16">yes, everything is an object, so relavant or similar information can bbe grouped together and abstracted out → information hiding...</text:p>
                </text:list-item>
              </text:list>
            </text:list-item>
            <text:list-item>
              <text:p text:style-name="P15">expressi<text:span text:style-name="T6">v</text:span>ity</text:p>
              <text:list>
                <text:list-item>
                  <text:p text:style-name="P16">yes, <text:s/>multiple loop structures.</text:p>
                </text:list-item>
              </text:list>
            </text:list-item>
            <text:list-item>
              <text:p text:style-name="P17">Type checking</text:p>
              <text:list>
                <text:list-item>
                  <text:p text:style-name="P16">It is an interpreted language, only cares about what a variable can do not so much what type. Doesn’t do type checking ahead of time.</text:p>
                </text:list-item>
              </text:list>
            </text:list-item>
            <text:list-item>
              <text:p text:style-name="P17">exception handling</text:p>
              <text:list>
                <text:list-item>
                  <text:p text:style-name="P16">Yes it supports it</text:p>
                </text:list-item>
              </text:list>
            </text:list-item>
            <text:list-item>
              <text:p text:style-name="P17">restricted aliasing</text:p>
              <text:list>
                <text:list-item>
                  <text:p text:style-name="P16">yes have multiple copies pointing to the same memory</text:p>
                </text:list-item>
                <text:list-item>
                  <text:p text:style-name="P16">Not such a great feature, can change it in 1 pla ce not so obivous in the other places.</text:p>
                </text:list-item>
              </text:list>
              <text:p text:style-name="P18"/>
            </text:list-item>
          </text:list>
          <text:p text:style-name="P14"/>
        </text:list-item>
      </text:list>
      <text:p text:style-name="P5"/>
      <text:p text:style-name="P5"/>
      <text:h text:style-name="P11" text:outline-level="1">Programming Assignment</text:h>
      <text:p text:style-name="P2"><text:span text:style-name="T2">For today’s task, you’ll need “bash”, “perl” and “ruby”. You may also want </text:span><text:a xlink:type="simple" xlink:href="https://en.wikibooks.org/wiki/Bash_Shell_Scripting" text:style-name="Internet_20_link" text:visited-style-name="Visited_20_Internet_20_Link"><text:span text:style-name="T2">this guide on Bash</text:span></text:a><text:span text:style-name="T2">, </text:span><text:a xlink:type="simple" xlink:href="https://en.wikibooks.org/wiki/Ruby_Programming" text:style-name="Internet_20_link" text:visited-style-name="Visited_20_Internet_20_Link"><text:span text:style-name="T2">this guide on Ruby</text:span></text:a><text:span text:style-name="T2"> and </text:span><text:a xlink:type="simple" xlink:href="http://www.onyxneon.com/books/modern_perl/modern_perl_2016_a4.pdf" text:style-name="Internet_20_link" text:visited-style-name="Visited_20_Internet_20_Link"><text:span text:style-name="T2">this book on Perl</text:span></text:a>.</text:p>
      <text:p text:style-name="P1">For this task, you need to write a script to find every “.conf” file on a computer in all three languages.</text:p>
      <text:p text:style-name="P1"/>
      <text:p text:style-name="P1">Along with your reflections, the weekly question is:</text:p>
      <text:p text:style-name="P1">Which of these languages was hardest to write this program in, and why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5T10:37:12.131062605</meta:creation-date>
    <dc:date>2021-10-07T20:54:27.429522493</dc:date>
    <meta:editing-duration>PT6H16M1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432" meta:character-count="2467" meta:non-whitespace-character-count="2102"/>
  </office:meta>
</office:document-meta>
</file>